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151a" officeooo:paragraph-rsid="001f151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1f151a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text:span text:style-name="T1"><text:s/></text:span><text:span text:style-name="T2">Unverified Entity Management system</text:span></text:p>
      <text:p text:style-name="Standard"/>
      <text:p text:style-name="P1">merge unverified project to active, </text:p>
      <text:p text:style-name="P1">unverified become inactive after merging</text:p>
      <text:p text:style-name="P1">and all the option of unverified project will move to active project,</text:p>
      <text:p text:style-name="P1"><text:s/>check:</text:p>
      <text:p text:style-name="P1">there phase must be mapped with new options.</text:p>
      <text:p text:style-name="P1">- phase and <text:s/>project status become inactive.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6:08:20.295556838</meta:creation-date>
    <dc:date>2017-02-09T17:29:09.906764614</dc:date>
    <meta:editing-duration>PT42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43" meta:character-count="311" meta:non-whitespace-character-count="238"/>
  </office:meta>
</office:document-meta>
</file>